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10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_5f_group" style:display-name="formation_group" style:family="table">
      <style:table-properties style:width="5.503cm" table:align="left"/>
    </style:style>
    <style:style style:name="formation_5f_group.A" style:display-name="formation_group.A" style:family="table-column">
      <style:table-column-properties style:column-width="5.503cm"/>
    </style:style>
    <style:style style:name="formation_5f_group.A1" style:display-name="formation_group.A1" style:family="table-cell">
      <style:table-cell-properties fo:padding="0.097cm" fo:border="0.05pt solid #000000"/>
    </style:style>
    <style:style style:name="formation_5f_group.A2" style:display-name="formation_group.A2" style:family="table-cell">
      <style:table-cell-properties fo:padding="0.097cm" fo:border-left="0.05pt solid #000000" fo:border-right="0.05pt solid #000000" fo:border-top="none" fo:border-bottom="0.05pt solid #000000"/>
    </style:style>
    <style:style style:name="matieres" style:family="table">
      <style:table-properties style:width="5.609cm" table:align="left"/>
    </style:style>
    <style:style style:name="matieres.A" style:family="table-column">
      <style:table-column-properties style:column-width="5.609cm"/>
    </style:style>
    <style:style style:name="matieres.A1" style:family="table-cell">
      <style:table-cell-properties fo:padding="0.097cm" fo:border="0.05pt solid #000000"/>
    </style:style>
    <style:style style:name="matier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formation" style:display-name="compo_formation" style:family="table">
      <style:table-properties style:width="5.689cm" table:align="left"/>
    </style:style>
    <style:style style:name="compo_5f_formation.A" style:display-name="compo_formation.A" style:family="table-column">
      <style:table-column-properties style:column-width="5.689cm"/>
    </style:style>
    <style:style style:name="compo_5f_formation.A1" style:display-name="compo_formation.A1" style:family="table-cell">
      <style:table-cell-properties fo:padding="0.097cm" fo:border="0.05pt solid #000000"/>
    </style:style>
    <style:style style:name="compo_5f_formation.A2" style:display-name="compo_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Notes" style:family="table">
      <style:table-properties style:width="5.689cm" table:align="left"/>
    </style:style>
    <style:style style:name="Notes.A" style:family="table-column">
      <style:table-column-properties style:column-width="5.689cm"/>
    </style:style>
    <style:style style:name="Notes.A1" style:family="table-cell">
      <style:table-cell-properties fo:padding="0.097cm" fo:border="0.05pt solid #000000"/>
    </style:style>
    <style:style style:name="Note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s" style:family="table">
      <style:table-properties style:width="5.794cm" table:align="left"/>
    </style:style>
    <style:style style:name="exams.A" style:family="table-column">
      <style:table-column-properties style:column-width="5.794cm"/>
    </style:style>
    <style:style style:name="exams.A1" style:family="table-cell">
      <style:table-cell-properties fo:padding="0.097cm" fo:border="0.05pt solid #000000"/>
    </style:style>
    <style:style style:name="exams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exam" style:display-name="compo_exam" style:family="table">
      <style:table-properties style:width="5.969cm" fo:margin-left="0.434cm" table:align="left"/>
    </style:style>
    <style:style style:name="compo_5f_exam.A" style:display-name="compo_exam.A" style:family="table-column">
      <style:table-column-properties style:column-width="5.969cm"/>
    </style:style>
    <style:style style:name="compo_5f_exam.A1" style:display-name="compo_exam.A1" style:family="table-cell">
      <style:table-cell-properties fo:padding="0.097cm" fo:border="0.05pt solid #000000"/>
    </style:style>
    <style:style style:name="compo_5f_exam.A2" style:display-name="compo_exam.A2" style:family="table-cell">
      <style:table-cell-properties fo:padding="0.097cm" fo:border-left="0.05pt solid #000000" fo:border-right="0.05pt solid #000000" fo:border-top="none" fo:border-bottom="0.05pt solid #000000"/>
    </style:style>
    <style:style style:name="salles" style:family="table">
      <style:table-properties style:width="5.9cm" table:align="left"/>
    </style:style>
    <style:style style:name="salles.A" style:family="table-column">
      <style:table-column-properties style:column-width="5.9cm"/>
    </style:style>
    <style:style style:name="salles.A1" style:family="table-cell">
      <style:table-cell-properties fo:padding="0.097cm" fo:border="0.05pt solid #000000"/>
    </style:style>
    <style:style style:name="sall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urs" style:family="table">
      <style:table-properties style:width="5.794cm" table:align="left"/>
    </style:style>
    <style:style style:name="cours.A" style:family="table-column">
      <style:table-column-properties style:column-width="5.794cm"/>
    </style:style>
    <style:style style:name="cours.A1" style:family="table-cell">
      <style:table-cell-properties fo:padding="0.097cm" fo:border="0.05pt solid #000000"/>
    </style:style>
    <style:style style:name="cours.A2" style:family="table-cell">
      <style:table-cell-properties fo:padding="0.097cm" fo:border-left="0.05pt solid #000000" fo:border-right="0.05pt solid #000000" fo:border-top="none" fo:border-bottom="0.05pt solid #000000"/>
    </style:style>
    <style:style style:name="presence" style:family="table">
      <style:table-properties style:width="6.191cm" table:align="left"/>
    </style:style>
    <style:style style:name="presence.A" style:family="table-column">
      <style:table-column-properties style:column-width="6.191cm"/>
    </style:style>
    <style:style style:name="presence.A1" style:family="table-cell">
      <style:table-cell-properties fo:padding="0.097cm" fo:border="0.05pt solid #000000"/>
    </style:style>
    <style:style style:name="presence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092d" officeooo:paragraph-rsid="001cb98e" style:font-weight-asian="bold" style:font-weight-complex="bold"/>
    </style:style>
    <style:style style:name="P2" style:family="paragraph" style:parent-style-name="Table_20_Contents">
      <style:text-properties fo:font-weight="bold" officeooo:rsid="002c77ac" officeooo:paragraph-rsid="002c77ac" style:font-weight-asian="bold" style:font-weight-complex="bold"/>
    </style:style>
    <style:style style:name="P3" style:family="paragraph" style:parent-style-name="Table_20_Contents">
      <style:text-properties fo:font-weight="bold" officeooo:rsid="0032b739" officeooo:paragraph-rsid="0032b739" style:font-weight-asian="bold" style:font-weight-complex="bold"/>
    </style:style>
    <style:style style:name="P4" style:family="paragraph" style:parent-style-name="Table_20_Contents">
      <style:text-properties fo:font-weight="bold" officeooo:rsid="00387a61" officeooo:paragraph-rsid="00387a61" style:font-weight-asian="bold" style:font-weight-complex="bold"/>
    </style:style>
    <style:style style:name="P5" style:family="paragraph" style:parent-style-name="Table_20_Contents">
      <style:text-properties fo:font-weight="bold" officeooo:rsid="0044ceae" officeooo:paragraph-rsid="0044ceae" style:font-weight-asian="bold" style:font-weight-complex="bold"/>
    </style:style>
    <style:style style:name="P6" style:family="paragraph" style:parent-style-name="Table_20_Contents">
      <style:text-properties fo:font-weight="bold" officeooo:rsid="004b366b" officeooo:paragraph-rsid="004b366b" style:font-weight-asian="bold" style:font-weight-complex="bold"/>
    </style:style>
    <style:style style:name="P7" style:family="paragraph" style:parent-style-name="Table_20_Contents">
      <style:text-properties fo:font-weight="bold" officeooo:rsid="004ffddc" officeooo:paragraph-rsid="004ffddc" style:font-weight-asian="bold" style:font-weight-complex="bold"/>
    </style:style>
    <style:style style:name="P8" style:family="paragraph" style:parent-style-name="Table_20_Contents">
      <style:text-properties fo:font-weight="bold" officeooo:rsid="0054c885" officeooo:paragraph-rsid="0054c885" style:font-weight-asian="bold" style:font-weight-complex="bold"/>
    </style:style>
    <style:style style:name="P9" style:family="paragraph" style:parent-style-name="Table_20_Contents">
      <style:text-properties officeooo:rsid="001f01f3" officeooo:paragraph-rsid="001f01f3"/>
    </style:style>
    <style:style style:name="P10" style:family="paragraph" style:parent-style-name="Table_20_Contents">
      <style:text-properties officeooo:rsid="001f0861" officeooo:paragraph-rsid="001f0861"/>
    </style:style>
    <style:style style:name="P11" style:family="paragraph" style:parent-style-name="Table_20_Contents">
      <style:text-properties officeooo:rsid="00209a28" officeooo:paragraph-rsid="00209a28"/>
    </style:style>
    <style:style style:name="P12" style:family="paragraph" style:parent-style-name="Table_20_Contents">
      <style:text-properties officeooo:rsid="0022fdf3" officeooo:paragraph-rsid="0022fdf3"/>
    </style:style>
    <style:style style:name="P13" style:family="paragraph" style:parent-style-name="Table_20_Contents">
      <style:text-properties officeooo:rsid="002440c2" officeooo:paragraph-rsid="002440c2"/>
    </style:style>
    <style:style style:name="P14" style:family="paragraph" style:parent-style-name="Table_20_Contents">
      <style:text-properties officeooo:rsid="0027d410" officeooo:paragraph-rsid="0027d410"/>
    </style:style>
    <style:style style:name="P15" style:family="paragraph" style:parent-style-name="Table_20_Contents">
      <style:text-properties officeooo:rsid="002b2591" officeooo:paragraph-rsid="002b2591"/>
    </style:style>
    <style:style style:name="P16" style:family="paragraph" style:parent-style-name="Table_20_Contents">
      <style:text-properties officeooo:rsid="00287bdc" officeooo:paragraph-rsid="00287bdc"/>
    </style:style>
    <style:style style:name="P17" style:family="paragraph" style:parent-style-name="Table_20_Contents">
      <style:text-properties officeooo:rsid="001fc468" officeooo:paragraph-rsid="001fc468"/>
    </style:style>
    <style:style style:name="P18" style:family="paragraph" style:parent-style-name="Table_20_Contents">
      <style:text-properties officeooo:rsid="002a944c" officeooo:paragraph-rsid="002a944c"/>
    </style:style>
    <style:style style:name="P19" style:family="paragraph" style:parent-style-name="Table_20_Contents">
      <style:text-properties officeooo:rsid="00215edc" officeooo:paragraph-rsid="00215edc"/>
    </style:style>
    <style:style style:name="P20" style:family="paragraph" style:parent-style-name="Table_20_Contents">
      <style:text-properties officeooo:rsid="002d4961" officeooo:paragraph-rsid="002d4961"/>
    </style:style>
    <style:style style:name="P21" style:family="paragraph" style:parent-style-name="Table_20_Contents">
      <style:text-properties officeooo:rsid="002e715d" officeooo:paragraph-rsid="002e715d"/>
    </style:style>
    <style:style style:name="P22" style:family="paragraph" style:parent-style-name="Table_20_Contents">
      <style:text-properties officeooo:rsid="002f122a" officeooo:paragraph-rsid="002f122a"/>
    </style:style>
    <style:style style:name="P23" style:family="paragraph" style:parent-style-name="Table_20_Contents">
      <style:text-properties officeooo:rsid="00309385" officeooo:paragraph-rsid="00309385"/>
    </style:style>
    <style:style style:name="P24" style:family="paragraph" style:parent-style-name="Table_20_Contents">
      <style:text-properties officeooo:rsid="0032b739" officeooo:paragraph-rsid="0032b739"/>
    </style:style>
    <style:style style:name="P25" style:family="paragraph" style:parent-style-name="Table_20_Contents">
      <style:text-properties officeooo:rsid="003493a0" officeooo:paragraph-rsid="003493a0"/>
    </style:style>
    <style:style style:name="P26" style:family="paragraph" style:parent-style-name="Table_20_Contents">
      <style:text-properties officeooo:rsid="0035df52" officeooo:paragraph-rsid="0035df52"/>
    </style:style>
    <style:style style:name="P27" style:family="paragraph" style:parent-style-name="Table_20_Contents">
      <style:text-properties officeooo:rsid="00378d5f" officeooo:paragraph-rsid="00378d5f"/>
    </style:style>
    <style:style style:name="P28" style:family="paragraph" style:parent-style-name="Table_20_Contents">
      <style:text-properties officeooo:rsid="003899bd" officeooo:paragraph-rsid="003899bd"/>
    </style:style>
    <style:style style:name="P29" style:family="paragraph" style:parent-style-name="Table_20_Contents">
      <style:text-properties officeooo:rsid="00392856" officeooo:paragraph-rsid="00392856"/>
    </style:style>
    <style:style style:name="P30" style:family="paragraph" style:parent-style-name="Table_20_Contents">
      <style:text-properties officeooo:rsid="003a12fa" officeooo:paragraph-rsid="003a12fa"/>
    </style:style>
    <style:style style:name="P31" style:family="paragraph" style:parent-style-name="Table_20_Contents">
      <style:text-properties officeooo:rsid="003bd071" officeooo:paragraph-rsid="003bd071"/>
    </style:style>
    <style:style style:name="P32" style:family="paragraph" style:parent-style-name="Table_20_Contents">
      <style:text-properties officeooo:rsid="003cd496" officeooo:paragraph-rsid="003cd496"/>
    </style:style>
    <style:style style:name="P33" style:family="paragraph" style:parent-style-name="Table_20_Contents">
      <style:text-properties officeooo:rsid="003e39fc" officeooo:paragraph-rsid="003e39fc"/>
    </style:style>
    <style:style style:name="P34" style:family="paragraph" style:parent-style-name="Table_20_Contents">
      <style:text-properties officeooo:rsid="0040010a" officeooo:paragraph-rsid="0040010a"/>
    </style:style>
    <style:style style:name="P35" style:family="paragraph" style:parent-style-name="Table_20_Contents">
      <style:text-properties officeooo:rsid="0040d873" officeooo:paragraph-rsid="0040d873"/>
    </style:style>
    <style:style style:name="P36" style:family="paragraph" style:parent-style-name="Table_20_Contents">
      <style:text-properties officeooo:rsid="00420816" officeooo:paragraph-rsid="00420816"/>
    </style:style>
    <style:style style:name="P37" style:family="paragraph" style:parent-style-name="Table_20_Contents">
      <style:text-properties officeooo:rsid="00463161" officeooo:paragraph-rsid="00463161"/>
    </style:style>
    <style:style style:name="P38" style:family="paragraph" style:parent-style-name="Table_20_Contents">
      <style:text-properties officeooo:rsid="00479719" officeooo:paragraph-rsid="00479719"/>
    </style:style>
    <style:style style:name="P39" style:family="paragraph" style:parent-style-name="Table_20_Contents">
      <style:text-properties officeooo:rsid="00485881" officeooo:paragraph-rsid="00485881"/>
    </style:style>
    <style:style style:name="P40" style:family="paragraph" style:parent-style-name="Table_20_Contents">
      <style:text-properties officeooo:rsid="004b366b" officeooo:paragraph-rsid="004b366b"/>
    </style:style>
    <style:style style:name="P41" style:family="paragraph" style:parent-style-name="Table_20_Contents">
      <style:text-properties officeooo:rsid="004ca8c2" officeooo:paragraph-rsid="004ca8c2"/>
    </style:style>
    <style:style style:name="P42" style:family="paragraph" style:parent-style-name="Table_20_Contents">
      <style:text-properties officeooo:rsid="004ffddc" officeooo:paragraph-rsid="004ffddc"/>
    </style:style>
    <style:style style:name="P43" style:family="paragraph" style:parent-style-name="Table_20_Contents">
      <style:text-properties officeooo:rsid="005306fd" officeooo:paragraph-rsid="005306fd"/>
    </style:style>
    <style:style style:name="P44" style:family="paragraph" style:parent-style-name="Table_20_Contents">
      <style:text-properties officeooo:rsid="005351be" officeooo:paragraph-rsid="005351be"/>
    </style:style>
    <style:style style:name="P45" style:family="paragraph" style:parent-style-name="Table_20_Contents">
      <style:text-properties officeooo:rsid="005566eb" officeooo:paragraph-rsid="005566eb"/>
    </style:style>
    <style:style style:name="P46" style:family="paragraph" style:parent-style-name="Table_20_Contents">
      <style:text-properties officeooo:rsid="005622df" officeooo:paragraph-rsid="005622df"/>
    </style:style>
    <style:style style:name="P47" style:family="paragraph" style:parent-style-name="Table_20_Contents">
      <style:text-properties officeooo:rsid="00566313" officeooo:paragraph-rsid="00566313"/>
    </style:style>
    <style:style style:name="P48" style:family="paragraph" style:parent-style-name="Table_20_Contents">
      <style:text-properties officeooo:rsid="0056f2ce" officeooo:paragraph-rsid="0056f2ce"/>
    </style:style>
    <style:style style:name="P49" style:family="paragraph" style:parent-style-name="Standard">
      <style:text-properties officeooo:rsid="0058063c" officeooo:paragraph-rsid="0058063c"/>
    </style:style>
    <style:style style:name="P50" style:family="paragraph" style:parent-style-name="Standard">
      <style:text-properties officeooo:rsid="0065e26d" officeooo:paragraph-rsid="0065e26d"/>
    </style:style>
    <style:style style:name="P51" style:family="paragraph" style:parent-style-name="Table_20_Contents">
      <style:text-properties officeooo:rsid="005702ed" officeooo:paragraph-rsid="005702ed"/>
    </style:style>
    <style:style style:name="P52" style:family="paragraph" style:parent-style-name="Table_20_Contents">
      <style:text-properties fo:font-weight="bold" officeooo:rsid="005702ed" officeooo:paragraph-rsid="005702ed" style:font-weight-asian="bold" style:font-weight-complex="bold"/>
    </style:style>
    <style:style style:name="P53" style:family="paragraph" style:parent-style-name="Table_20_Contents">
      <style:text-properties fo:font-weight="bold" officeooo:rsid="005af1d4" officeooo:paragraph-rsid="005af1d4" style:font-weight-asian="bold" style:font-weight-complex="bold"/>
    </style:style>
    <style:style style:name="P54" style:family="paragraph" style:parent-style-name="Table_20_Contents">
      <style:text-properties fo:font-weight="bold" officeooo:rsid="005d6174" officeooo:paragraph-rsid="005d6174" style:font-weight-asian="bold" style:font-weight-complex="bold"/>
    </style:style>
    <style:style style:name="P55" style:family="paragraph" style:parent-style-name="Table_20_Contents">
      <style:text-properties fo:font-weight="bold" officeooo:rsid="0063c32f" officeooo:paragraph-rsid="0063c32f" style:font-weight-asian="bold" style:font-weight-complex="bold"/>
    </style:style>
    <style:style style:name="P56" style:family="paragraph" style:parent-style-name="Table_20_Contents">
      <style:text-properties fo:font-weight="bold" officeooo:rsid="00650e46" officeooo:paragraph-rsid="00650e46" style:font-weight-asian="bold" style:font-weight-complex="bold"/>
    </style:style>
    <style:style style:name="P57" style:family="paragraph" style:parent-style-name="Table_20_Contents">
      <style:text-properties fo:font-weight="bold" officeooo:rsid="00687856" officeooo:paragraph-rsid="00687856" style:font-weight-asian="bold" style:font-weight-complex="bold"/>
    </style:style>
    <style:style style:name="P58" style:family="paragraph" style:parent-style-name="Table_20_Contents">
      <style:text-properties officeooo:rsid="0058063c" officeooo:paragraph-rsid="0058063c"/>
    </style:style>
    <style:style style:name="P59" style:family="paragraph" style:parent-style-name="Table_20_Contents">
      <style:text-properties officeooo:rsid="005af1d4" officeooo:paragraph-rsid="005af1d4"/>
    </style:style>
    <style:style style:name="P60" style:family="paragraph" style:parent-style-name="Table_20_Contents">
      <style:text-properties officeooo:rsid="005c0a3e" officeooo:paragraph-rsid="005c0a3e"/>
    </style:style>
    <style:style style:name="P61" style:family="paragraph" style:parent-style-name="Table_20_Contents">
      <style:text-properties officeooo:rsid="005c4706" officeooo:paragraph-rsid="005c4706"/>
    </style:style>
    <style:style style:name="P62" style:family="paragraph" style:parent-style-name="Table_20_Contents">
      <style:text-properties officeooo:rsid="005d6174" officeooo:paragraph-rsid="005d6174"/>
    </style:style>
    <style:style style:name="P63" style:family="paragraph" style:parent-style-name="Table_20_Contents">
      <style:text-properties officeooo:rsid="005f3dfb" officeooo:paragraph-rsid="005f3dfb"/>
    </style:style>
    <style:style style:name="P64" style:family="paragraph" style:parent-style-name="Table_20_Contents">
      <style:text-properties officeooo:rsid="00621891" officeooo:paragraph-rsid="00621891"/>
    </style:style>
    <style:style style:name="P65" style:family="paragraph" style:parent-style-name="Table_20_Contents">
      <style:text-properties officeooo:rsid="0064858a" officeooo:paragraph-rsid="0064858a"/>
    </style:style>
    <style:style style:name="P66" style:family="paragraph" style:parent-style-name="Table_20_Contents">
      <style:text-properties officeooo:rsid="006738f9" officeooo:paragraph-rsid="006738f9"/>
    </style:style>
    <style:style style:name="P67" style:family="paragraph" style:parent-style-name="Table_20_Contents">
      <style:text-properties officeooo:rsid="00673e30" officeooo:paragraph-rsid="00673e30"/>
    </style:style>
    <style:style style:name="P68" style:family="paragraph" style:parent-style-name="Table_20_Contents">
      <style:text-properties officeooo:rsid="00687856" officeooo:paragraph-rsid="00687856"/>
    </style:style>
    <style:style style:name="P69" style:family="paragraph" style:parent-style-name="Table_20_Contents">
      <style:text-properties officeooo:rsid="006a6c37" officeooo:paragraph-rsid="006a6c37"/>
    </style:style>
    <style:style style:name="P70" style:family="paragraph" style:parent-style-name="Table_20_Contents">
      <style:text-properties officeooo:rsid="006c3ade" officeooo:paragraph-rsid="006c3ade"/>
    </style:style>
    <style:style style:name="P71" style:family="paragraph" style:parent-style-name="Table_20_Contents">
      <style:text-properties officeooo:rsid="006dcc6e" officeooo:paragraph-rsid="006dcc6e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T6" style:family="text">
      <style:text-properties officeooo:rsid="004d9adf"/>
    </style:style>
    <style:style style:name="T7" style:family="text">
      <style:text-properties officeooo:rsid="005c0a3e"/>
    </style:style>
    <style:style style:name="T8" style:family="text">
      <style:text-properties officeooo:rsid="00610e81"/>
    </style:style>
    <style:style style:name="T9" style:family="text">
      <style:text-properties officeooo:rsid="00673e3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1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9">id_eleve</text:p>
          </table:table-cell>
        </table:table-row>
        <table:table-row>
          <table:table-cell table:style-name="Eleve.A2" office:value-type="string">
            <text:p text:style-name="P13">id_<text:span text:style-name="T2">badge</text:span></text:p>
          </table:table-cell>
        </table:table-row>
        <table:table-row>
          <table:table-cell table:style-name="Eleve.A2" office:value-type="string">
            <text:p text:style-name="P32">code_eleve</text:p>
          </table:table-cell>
        </table:table-row>
        <table:table-row>
          <table:table-cell table:style-name="Eleve.A2" office:value-type="string">
            <text:p text:style-name="P10">prenom</text:p>
          </table:table-cell>
        </table:table-row>
        <table:table-row>
          <table:table-cell table:style-name="Eleve.A2" office:value-type="string">
            <text:p text:style-name="P15">autre_prenom</text:p>
          </table:table-cell>
        </table:table-row>
        <table:table-row>
          <table:table-cell table:style-name="Eleve.A2" office:value-type="string">
            <text:p text:style-name="P10">nom</text:p>
          </table:table-cell>
        </table:table-row>
        <table:table-row>
          <table:table-cell table:style-name="Eleve.A2" office:value-type="string">
            <text:p text:style-name="P12">sexe</text:p>
          </table:table-cell>
        </table:table-row>
        <table:table-row>
          <table:table-cell table:style-name="Eleve.A2" office:value-type="string">
            <text:p text:style-name="P10">date_naissance</text:p>
          </table:table-cell>
        </table:table-row>
        <table:table-row table:style-name="Eleve.10">
          <table:table-cell table:style-name="Eleve.A2" office:value-type="string">
            <text:p text:style-name="P23">adresse</text:p>
          </table:table-cell>
        </table:table-row>
        <table:table-row table:style-name="Eleve.10">
          <table:table-cell table:style-name="Eleve.A2" office:value-type="string">
            <text:p text:style-name="P14">nationalite</text:p>
          </table:table-cell>
        </table:table-row>
        <table:table-row>
          <table:table-cell table:style-name="Eleve.A2" office:value-type="string">
            <text:p text:style-name="P11">commentaires</text:p>
          </table:table-cell>
        </table:table-row>
        <table:table-row>
          <table:table-cell table:style-name="Eleve.A2" office:value-type="string">
            <text:p text:style-name="P11">photo</text:p>
          </table:table-cell>
        </table:table-row>
        <table:table-row>
          <table:table-cell table:style-name="Eleve.A2" office:value-type="string">
            <text:p text:style-name="P19">id_tuteur</text:p>
          </table:table-cell>
        </table:table-row>
        <table:table-row>
          <table:table-cell table:style-name="Eleve.A2" office:value-type="string">
            <text:p text:style-name="P18">date_inscription</text:p>
          </table:table-cell>
        </table:table-row>
        <table:table-row>
          <table:table-cell table:style-name="Eleve.A2" office:value-type="string">
            <text:p text:style-name="P17"/>
          </table:table-cell>
        </table:table-row>
        <table:table-row>
          <table:table-cell table:style-name="Eleve.A2" office:value-type="string">
            <text:p text:style-name="P17">date_creation</text:p>
          </table:table-cell>
        </table:table-row>
        <table:table-row>
          <table:table-cell table:style-name="Eleve.A2" office:value-type="string">
            <text:p text:style-name="P17">date_modification</text:p>
          </table:table-cell>
        </table:table-row>
        <table:table-row>
          <table:table-cell table:style-name="Eleve.A2" office:value-type="string">
            <text:p text:style-name="P16"><draw:frame draw:style-name="fr1" draw:name="Frame1" text:anchor-type="paragraph" svg:x="7.218cm" svg:y="-12.386cm" svg:width="6.69cm" draw:z-index="2"><draw:text-box fo:min-height="7.131cm"><table:table table:name="tuteur" table:style-name="tuteur"><table:table-column table:style-name="tuteur.A"/><table:table-row><table:table-cell table:style-name="tuteur.A1" office:value-type="string"><text:p text:style-name="P2">tuteur</text:p></table:table-cell></table:table-row><table:table-row><table:table-cell table:style-name="tuteur.A2" office:value-type="string"><text:p text:style-name="P20">id_tuteur</text:p></table:table-cell></table:table-row><table:table-row><table:table-cell table:style-name="tuteur.A2" office:value-type="string"><text:p text:style-name="P21">id_badge</text:p></table:table-cell></table:table-row><table:table-row><table:table-cell table:style-name="tuteur.A2" office:value-type="string"><text:p text:style-name="P32">code_tuteur</text:p></table:table-cell></table:table-row><table:table-row><table:table-cell table:style-name="tuteur.A2" office:value-type="string"><text:p text:style-name="P21">prenom</text:p></table:table-cell></table:table-row><table:table-row><table:table-cell table:style-name="tuteur.A2" office:value-type="string"><text:p text:style-name="P21">autre_prenom</text:p></table:table-cell></table:table-row><table:table-row><table:table-cell table:style-name="tuteur.A2" office:value-type="string"><text:p text:style-name="P21">nom</text:p></table:table-cell></table:table-row><table:table-row><table:table-cell table:style-name="tuteur.A2" office:value-type="string"><text:p text:style-name="P21">sexe</text:p></table:table-cell></table:table-row><table:table-row><table:table-cell table:style-name="tuteur.A2" office:value-type="string"><text:p text:style-name="P21">date_naissance</text:p></table:table-cell></table:table-row><table:table-row><table:table-cell table:style-name="tuteur.A2" office:value-type="string"><text:p text:style-name="P21">adresse</text:p></table:table-cell></table:table-row><table:table-row><table:table-cell table:style-name="tuteur.A2" office:value-type="string"><text:p text:style-name="P21">nationalite</text:p></table:table-cell></table:table-row><table:table-row><table:table-cell table:style-name="tuteur.A2" office:value-type="string"><text:p text:style-name="P22">commentaires</text:p></table:table-cell></table:table-row><table:table-row><table:table-cell table:style-name="tuteur.A2" office:value-type="string"><text:p text:style-name="P22">photo</text:p></table:table-cell></table:table-row><table:table-row><table:table-cell table:style-name="tuteur.A2" office:value-type="string"><text:p text:style-name="P22">date_inscription</text:p></table:table-cell></table:table-row><table:table-row><table:table-cell table:style-name="tuteur.A2" office:value-type="string"><text:p text:style-name="P22"/></table:table-cell></table:table-row><table:table-row><table:table-cell table:style-name="tuteur.A2" office:value-type="string"><text:p text:style-name="P22">date_creation</text:p></table:table-cell></table:table-row><table:table-row><table:table-cell table:style-name="tuteur.A2" office:value-type="string"><text:p text:style-name="P22">date_modification</text:p></table:table-cell></table:table-row><table:table-row><table:table-cell table:style-name="tuteur.A2" office:value-type="string"><text:p text:style-name="P22">id_user</text:p></table:table-cell></table:table-row></table:table></draw:text-box></draw:frame>id_<text:span text:style-name="T3">user</text:span></text:p>
          </table:table-cell>
        </table:table-row>
      </table:table>
      <text:p text:style-name="Standard"/>
      <text:p text:style-name="Standard"><draw:frame draw:style-name="fr1" draw:name="Frame2" text:anchor-type="paragraph" svg:x="0.171cm" svg:y="0.27cm" svg:width="5.66cm" draw:z-index="0"><draw:text-box fo:min-height="10.543cm"><table:table table:name="users" table:style-name="users"><table:table-column table:style-name="users.A"/><table:table-row><table:table-cell table:style-name="users.A1" office:value-type="string"><text:p text:style-name="P3">users</text:p></table:table-cell></table:table-row><table:table-row><table:table-cell table:style-name="users.A2" office:value-type="string"><text:p text:style-name="P24">id_user</text:p></table:table-cell></table:table-row><table:table-row><table:table-cell table:style-name="users.A2" office:value-type="string"><text:p text:style-name="P24">id_badge</text:p></table:table-cell></table:table-row><table:table-row><table:table-cell table:style-name="users.A2" office:value-type="string"><text:p text:style-name="P33">code_user</text:p></table:table-cell></table:table-row><table:table-row><table:table-cell table:style-name="users.A2" office:value-type="string"><text:p text:style-name="P24">prenom</text:p></table:table-cell></table:table-row><table:table-row><table:table-cell table:style-name="users.A2" office:value-type="string"><text:p text:style-name="P25">autre_prenom</text:p></table:table-cell></table:table-row><table:table-row><table:table-cell table:style-name="users.A2" office:value-type="string"><text:p text:style-name="P25">nom</text:p></table:table-cell></table:table-row><table:table-row><table:table-cell table:style-name="users.A2" office:value-type="string"><text:p text:style-name="P25">sexe</text:p></table:table-cell></table:table-row><table:table-row><table:table-cell table:style-name="users.A2" office:value-type="string"><text:p text:style-name="P25">date_naissance</text:p></table:table-cell></table:table-row><table:table-row><table:table-cell table:style-name="users.A2" office:value-type="string"><text:p text:style-name="P25">a<text:span text:style-name="T4">dresse</text:span></text:p></table:table-cell></table:table-row><table:table-row><table:table-cell table:style-name="users.A2" office:value-type="string"><text:p text:style-name="P26">nationalite</text:p></table:table-cell></table:table-row><table:table-row><table:table-cell table:style-name="users.A2" office:value-type="string"><text:p text:style-name="P26">commentaires</text:p></table:table-cell></table:table-row><table:table-row><table:table-cell table:style-name="users.A2" office:value-type="string"><text:p text:style-name="P26">photo</text:p></table:table-cell></table:table-row><table:table-row><table:table-cell table:style-name="users.A2" office:value-type="string"><text:p text:style-name="P27">fonction</text:p></table:table-cell></table:table-row><table:table-row><table:table-cell table:style-name="users.A2" office:value-type="string"><text:p text:style-name="P27">date_inscription</text:p></table:table-cell></table:table-row><table:table-row><table:table-cell table:style-name="users.A2" office:value-type="string"><text:p text:style-name="Table_20_Contents"/></table:table-cell></table:table-row></table:table></draw:text-box></draw:frame><draw:frame draw:style-name="fr1" draw:name="Frame3" text:anchor-type="paragraph" svg:x="7.867cm" svg:y="0.093cm" svg:width="7.643cm" draw:z-index="1"><draw:text-box fo:min-height="10.545cm"><table:table table:name="formation" table:style-name="formation"><table:table-column table:style-name="formation.A"/><table:table-row><table:table-cell table:style-name="formation.A1" office:value-type="string"><text:p text:style-name="P4">formation<text:span text:style-name="T5">s</text:span></text:p></table:table-cell></table:table-row><table:table-row><table:table-cell table:style-name="formation.A2" office:value-type="string"><text:p text:style-name="P28">id_formation</text:p></table:table-cell></table:table-row><table:table-row><table:table-cell table:style-name="formation.A2" office:value-type="string"><text:p text:style-name="P29">code_formation</text:p></table:table-cell></table:table-row><table:table-row><table:table-cell table:style-name="formation.A2" office:value-type="string"><text:p text:style-name="P29">nom_formation</text:p></table:table-cell></table:table-row><table:table-row><table:table-cell table:style-name="formation.A2" office:value-type="string"><text:p text:style-name="P29">niveau</text:p></table:table-cell></table:table-row><table:table-row><table:table-cell table:style-name="formation.A2" office:value-type="string"><text:p text:style-name="P30">classe</text:p></table:table-cell></table:table-row><table:table-row><table:table-cell table:style-name="formation.A2" office:value-type="string"><text:p text:style-name="P30">type</text:p></table:table-cell></table:table-row><table:table-row><table:table-cell table:style-name="formation.A2" office:value-type="string"><text:p text:style-name="P31">matiere</text:p></table:table-cell></table:table-row><table:table-row><table:table-cell table:style-name="formation.A2" office:value-type="string"><text:p text:style-name="P34">frais_inscription</text:p></table:table-cell></table:table-row><table:table-row><table:table-cell table:style-name="formation.A2" office:value-type="string"><text:p text:style-name="P34">mensualite</text:p></table:table-cell></table:table-row><table:table-row><table:table-cell table:style-name="formation.A2" office:value-type="string"><text:p text:style-name="P34">id_formateur</text:p></table:table-cell></table:table-row><table:table-row><table:table-cell table:style-name="formation.A2" office:value-type="string"><text:p text:style-name="P35">responsable</text:p></table:table-cell></table:table-row><table:table-row><table:table-cell table:style-name="formation.A2" office:value-type="string"><text:p text:style-name="Table_20_Contents"/></table:table-cell></table:table-row><table:table-row><table:table-cell table:style-name="formation.A2" office:value-type="string"><text:p text:style-name="P36"/></table:table-cell></table:table-row><table:table-row><table:table-cell table:style-name="formation.A2" office:value-type="string"><text:p text:style-name="P36">date_creation</text:p></table:table-cell></table:table-row><table:table-row><table:table-cell table:style-name="formation.A2" office:value-type="string"><text:p text:style-name="P36">date_modification</text:p></table:table-cell></table:table-row><table:table-row><table:table-cell table:style-name="formation.A2" office:value-type="string"><text:p text:style-name="P36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198cm" svg:y="0.078cm" svg:width="6.399cm" draw:z-index="3"><draw:text-box fo:min-height="8.629cm"><table:table table:name="inscription" table:style-name="inscription"><table:table-column table:style-name="inscription.A"/><table:table-row><table:table-cell table:style-name="inscription.A1" office:value-type="string"><text:p text:style-name="P5">inscription</text:p></table:table-cell></table:table-row><table:table-row><table:table-cell table:style-name="inscription.A2" office:value-type="string"><text:p text:style-name="P37">id_inscription</text:p></table:table-cell></table:table-row><table:table-row><table:table-cell table:style-name="inscription.A2" office:value-type="string"><text:p text:style-name="P37">id_eleve</text:p></table:table-cell></table:table-row><table:table-row><table:table-cell table:style-name="inscription.A2" office:value-type="string"><text:p text:style-name="P37">id_formation_<text:span text:style-name="T6">group</text:span></text:p></table:table-cell></table:table-row><table:table-row><table:table-cell table:style-name="inscription.A2" office:value-type="string"><text:p text:style-name="P37">date_inscription</text:p></table:table-cell></table:table-row><table:table-row><table:table-cell table:style-name="inscription.A2" office:value-type="string"><text:p text:style-name="P38">date_fin_inscription</text:p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P39">date_creation</text:p></table:table-cell></table:table-row><table:table-row><table:table-cell table:style-name="inscription.A2" office:value-type="string"><text:p text:style-name="P39">date_modifiction</text:p></table:table-cell></table:table-row><table:table-row><table:table-cell table:style-name="inscription.A2" office:value-type="string"><text:p text:style-name="P39">id_user</text:p></table:table-cell></table:table-row></table:table></draw:text-box></draw:frame><draw:frame draw:style-name="fr1" draw:name="Frame5" text:anchor-type="paragraph" svg:x="8.456cm" svg:y="0.138cm" svg:width="6.121cm" draw:z-index="4"><draw:text-box fo:min-height="8.463cm"><table:table table:name="formation_group" table:style-name="formation_5f_group"><table:table-column table:style-name="formation_5f_group.A"/><table:table-row><table:table-cell table:style-name="formation_5f_group.A1" office:value-type="string"><text:p text:style-name="P6">formation_group</text:p></table:table-cell></table:table-row><table:table-row><table:table-cell table:style-name="formation_5f_group.A2" office:value-type="string"><text:p text:style-name="P40">id_formation_group</text:p></table:table-cell></table:table-row><table:table-row><table:table-cell table:style-name="formation_5f_group.A2" office:value-type="string"><text:p text:style-name="P40">id_formation</text:p></table:table-cell></table:table-row><table:table-row><table:table-cell table:style-name="formation_5f_group.A2" office:value-type="string"><text:p text:style-name="P40">group_number</text:p></table:table-cell></table:table-row><table:table-row><table:table-cell table:style-name="formation_5f_group.A2" office:value-type="string"><text:p text:style-name="P40">group_name</text:p></table:table-cell></table:table-row><table:table-row><table:table-cell table:style-name="formation_5f_group.A2" office:value-type="string"><text:p text:style-name="P47">annee</text:p></table:table-cell></table:table-row><table:table-row><table:table-cell table:style-name="formation_5f_group.A2" office:value-type="string"><text:p text:style-name="Table_20_Contents"/></table:table-cell></table:table-row><table:table-row><table:table-cell table:style-name="formation_5f_group.A2" office:value-type="string"><text:p text:style-name="P41">date_creation</text:p></table:table-cell></table:table-row><table:table-row><table:table-cell table:style-name="formation_5f_group.A2" office:value-type="string"><text:p text:style-name="P41">date_modification</text:p></table:table-cell></table:table-row><table:table-row><table:table-cell table:style-name="formation_5f_group.A2" office:value-type="string"><text:p text:style-name="P41">id_user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6" text:anchor-type="paragraph" svg:x="0.109cm" svg:y="0.254cm" svg:width="6.465cm" draw:z-index="5"><draw:text-box fo:min-height="7.131cm"><table:table table:name="matieres" table:style-name="matieres"><table:table-column table:style-name="matieres.A"/><table:table-row><table:table-cell table:style-name="matieres.A1" office:value-type="string"><text:p text:style-name="P7">matieres</text:p></table:table-cell></table:table-row><table:table-row><table:table-cell table:style-name="matieres.A2" office:value-type="string"><text:p text:style-name="P42">id_matiere</text:p></table:table-cell></table:table-row><table:table-row><table:table-cell table:style-name="matieres.A2" office:value-type="string"><text:p text:style-name="P43">nom</text:p></table:table-cell></table:table-row><table:table-row><table:table-cell table:style-name="matieres.A2" office:value-type="string"><text:p text:style-name="P44">description</text:p></table:table-cell></table:table-row><table:table-row><table:table-cell table:style-name="matieres.A2" office:value-type="string"><text:p text:style-name="P44">langue</text:p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Table_20_Contents"/></table:table-cell></table:table-row><table:table-row><table:table-cell table:style-name="matieres.A2" office:value-type="string"><text:p text:style-name="P43">date_creation</text:p></table:table-cell></table:table-row><table:table-row><table:table-cell table:style-name="matieres.A2" office:value-type="string"><text:p text:style-name="P43">date_modification</text:p></table:table-cell></table:table-row><table:table-row><table:table-cell table:style-name="matieres.A2" office:value-type="string"><text:p text:style-name="P43">id_user</text:p></table:table-cell></table:table-row></table:table></draw:text-box></draw:frame><draw:frame draw:style-name="fr1" draw:name="Frame7" text:anchor-type="paragraph" svg:x="8.629cm" svg:y="0.291cm" svg:width="6.57cm" draw:z-index="6"><draw:text-box fo:min-height="7.131cm"><table:table table:name="compo_formation" table:style-name="compo_5f_formation"><table:table-column table:style-name="compo_5f_formation.A"/><table:table-row><table:table-cell table:style-name="compo_5f_formation.A1" office:value-type="string"><text:p text:style-name="P8">compo_formation</text:p></table:table-cell></table:table-row><table:table-row><table:table-cell table:style-name="compo_5f_formation.A2" office:value-type="string"><text:p text:style-name="P59">id_compo_formation</text:p></table:table-cell></table:table-row><table:table-row><table:table-cell table:style-name="compo_5f_formation.A2" office:value-type="string"><text:p text:style-name="P45">id_formation</text:p></table:table-cell></table:table-row><table:table-row><table:table-cell table:style-name="compo_5f_formation.A2" office:value-type="string"><text:p text:style-name="P45">id_matiere</text:p></table:table-cell></table:table-row><table:table-row><table:table-cell table:style-name="compo_5f_formation.A2" office:value-type="string"><text:p text:style-name="P45">coefficient</text:p></table:table-cell></table:table-row><table:table-row><table:table-cell table:style-name="compo_5f_formation.A2" office:value-type="string"><text:p text:style-name="P45">semestre</text:p></table:table-cell></table:table-row><table:table-row><table:table-cell table:style-name="compo_5f_formation.A2" office:value-type="string"><text:p text:style-name="P46">id_formateur</text:p></table:table-cell></table:table-row><table:table-row><table:table-cell table:style-name="compo_5f_formation.A2" office:value-type="string"><text:p text:style-name="Table_20_Contents"/></table:table-cell></table:table-row><table:table-row><table:table-cell table:style-name="compo_5f_formation.A2" office:value-type="string"><text:p text:style-name="P48">date_creation</text:p></table:table-cell></table:table-row><table:table-row><table:table-cell table:style-name="compo_5f_formation.A2" office:value-type="string"><text:p text:style-name="P48">date_modification</text:p></table:table-cell></table:table-row><table:table-row><table:table-cell table:style-name="compo_5f_formation.A2" office:value-type="string"><text:p text:style-name="P48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0.148cm" svg:y="0.291cm" svg:width="6.756cm" draw:z-index="7"><draw:text-box fo:min-height="8.497cm"><table:table table:name="Notes" table:style-name="Notes"><table:table-column table:style-name="Notes.A"/><table:table-row><table:table-cell table:style-name="Notes.A1" office:value-type="string"><text:p text:style-name="P52">notes</text:p></table:table-cell></table:table-row><table:table-row><table:table-cell table:style-name="Notes.A2" office:value-type="string"><text:p text:style-name="P51">id_eleve</text:p></table:table-cell></table:table-row><table:table-row><table:table-cell table:style-name="Notes.A2" office:value-type="string"><text:p text:style-name="P58">id_compo_exam</text:p></table:table-cell></table:table-row><table:table-row><table:table-cell table:style-name="Notes.A2" office:value-type="string"><text:p text:style-name="P58">note</text:p></table:table-cell></table:table-row><table:table-row><table:table-cell table:style-name="Notes.A2" office:value-type="string"><text:p text:style-name="P58">commentaire</text:p></table:table-cell></table:table-row><table:table-row><table:table-cell table:style-name="Notes.A2" office:value-type="string"><text:p text:style-name="P71">is_present</text:p></table:table-cell></table:table-row><table:table-row><table:table-cell table:style-name="Notes.A2" office:value-type="string"><text:p text:style-name="P71">is_renvoye</text:p></table:table-cell></table:table-row><table:table-row><table:table-cell table:style-name="Notes.A2" office:value-type="string"><text:p text:style-name="P71">raison</text:p></table:table-cell></table:table-row><table:table-row><table:table-cell table:style-name="Notes.A2" office:value-type="string"><text:p text:style-name="Table_20_Contents"/></table:table-cell></table:table-row><table:table-row><table:table-cell table:style-name="Notes.A2" office:value-type="string"><text:p text:style-name="P58">date_creation</text:p></table:table-cell></table:table-row><table:table-row><table:table-cell table:style-name="Notes.A2" office:value-type="string"><text:p text:style-name="P58">date_modification</text:p></table:table-cell></table:table-row><table:table-row><table:table-cell table:style-name="Notes.A2" office:value-type="string"><text:p text:style-name="P58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Frame9" text:anchor-type="paragraph" svg:x="0.489cm" svg:y="0.347cm" svg:width="7.391cm" draw:z-index="8"><draw:text-box fo:min-height="7.814cm"><table:table table:name="exams" table:style-name="exams"><table:table-column table:style-name="exams.A"/><table:table-row><table:table-cell table:style-name="exams.A1" office:value-type="string"><text:p text:style-name="P53">exams</text:p></table:table-cell></table:table-row><table:table-row><table:table-cell table:style-name="exams.A2" office:value-type="string"><text:p text:style-name="P59">id_exam</text:p></table:table-cell></table:table-row><table:table-row><table:table-cell table:style-name="exams.A2" office:value-type="string"><text:p text:style-name="P59">id_<text:span text:style-name="T7">formation</text:span></text:p></table:table-cell></table:table-row><table:table-row><table:table-cell table:style-name="exams.A2" office:value-type="string"><text:p text:style-name="P60">nom</text:p></table:table-cell></table:table-row><table:table-row><table:table-cell table:style-name="exams.A2" office:value-type="string"><text:p text:style-name="P60">type</text:p></table:table-cell></table:table-row><table:table-row><table:table-cell table:style-name="exams.A2" office:value-type="string"><text:p text:style-name="P60">date_debut</text:p></table:table-cell></table:table-row><table:table-row><table:table-cell table:style-name="exams.A2" office:value-type="string"><text:p text:style-name="P60">date_fin</text:p></table:table-cell></table:table-row><table:table-row><table:table-cell table:style-name="exams.A2" office:value-type="string"><text:p text:style-name="Table_20_Contents"/></table:table-cell></table:table-row><table:table-row><table:table-cell table:style-name="exams.A2" office:value-type="string"><text:p text:style-name="Table_20_Contents"/></table:table-cell></table:table-row><table:table-row><table:table-cell table:style-name="exams.A2" office:value-type="string"><text:p text:style-name="P61">date_creation</text:p></table:table-cell></table:table-row><table:table-row><table:table-cell table:style-name="exams.A2" office:value-type="string"><text:p text:style-name="P61">date_modification</text:p></table:table-cell></table:table-row><table:table-row><table:table-cell table:style-name="exams.A2" office:value-type="string"><text:p text:style-name="P61">id_user</text:p></table:table-cell></table:table-row></table:table></draw:text-box></draw:frame><draw:frame draw:style-name="fr1" draw:name="Frame10" text:anchor-type="paragraph" svg:x="8.206cm" svg:y="0.312cm" svg:width="7.946cm" draw:z-index="9"><draw:text-box fo:min-height="8.17cm"><table:table table:name="compo_exam" table:style-name="compo_5f_exam"><table:table-column table:style-name="compo_5f_exam.A"/><table:table-row><table:table-cell table:style-name="compo_5f_exam.A1" office:value-type="string"><text:p text:style-name="P54">compo_exam</text:p></table:table-cell></table:table-row><table:table-row><table:table-cell table:style-name="compo_5f_exam.A2" office:value-type="string"><text:p text:style-name="P63">id_compo_exam</text:p></table:table-cell></table:table-row><table:table-row><table:table-cell table:style-name="compo_5f_exam.A2" office:value-type="string"><text:p text:style-name="P62">id_exam</text:p></table:table-cell></table:table-row><table:table-row><table:table-cell table:style-name="compo_5f_exam.A2" office:value-type="string"><text:p text:style-name="P62">id_<text:span text:style-name="T8">compo_formation</text:span></text:p></table:table-cell></table:table-row><table:table-row><table:table-cell table:style-name="compo_5f_exam.A2" office:value-type="string"><text:p text:style-name="P62">id_salle</text:p></table:table-cell></table:table-row><table:table-row><table:table-cell table:style-name="compo_5f_exam.A2" office:value-type="string"><text:p text:style-name="P67">date</text:p></table:table-cell></table:table-row><table:table-row><table:table-cell table:style-name="compo_5f_exam.A2" office:value-type="string"><text:p text:style-name="P62"><text:span text:style-name="T9">heure</text:span>_debut</text:p></table:table-cell></table:table-row><table:table-row><table:table-cell table:style-name="compo_5f_exam.A2" office:value-type="string"><text:p text:style-name="P62"><text:span text:style-name="T9">heure</text:span>_fin</text:p></table:table-cell></table:table-row><table:table-row><table:table-cell table:style-name="compo_5f_exam.A2" office:value-type="string"><text:p text:style-name="P62">duree</text:p></table:table-cell></table:table-row><table:table-row><table:table-cell table:style-name="compo_5f_exam.A2" office:value-type="string"><text:p text:style-name="P62">id_formateur</text:p></table:table-cell></table:table-row><table:table-row><table:table-cell table:style-name="compo_5f_exam.A2" office:value-type="string"><text:p text:style-name="Table_20_Contents"/></table:table-cell></table:table-row><table:table-row><table:table-cell table:style-name="compo_5f_exam.A2" office:value-type="string"><text:p text:style-name="P64">date_creation</text:p></table:table-cell></table:table-row><table:table-row><table:table-cell table:style-name="compo_5f_exam.A2" office:value-type="string"><text:p text:style-name="P64">date_modification</text:p></table:table-cell></table:table-row><table:table-row><table:table-cell table:style-name="compo_5f_exam.A2" office:value-type="string"><text:p text:style-name="P64">id_user</text:p></table:table-cell></table:table-row></table:table></draw:text-box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Frame11" text:anchor-type="paragraph" svg:x="0.333cm" svg:y="0.005cm" svg:width="6.862cm" draw:z-index="10"><draw:text-box fo:min-height="8.186cm"><table:table table:name="salles" table:style-name="salles"><table:table-column table:style-name="salles.A"/><table:table-row><table:table-cell table:style-name="salles.A1" office:value-type="string"><text:p text:style-name="P55">salles</text:p></table:table-cell></table:table-row><table:table-row><table:table-cell table:style-name="salles.A2" office:value-type="string"><text:p text:style-name="P65">id_salle</text:p></table:table-cell></table:table-row><table:table-row><table:table-cell table:style-name="salles.A2" office:value-type="string"><text:p text:style-name="P65">code_salle</text:p></table:table-cell></table:table-row><table:table-row><table:table-cell table:style-name="salles.A2" office:value-type="string"><text:p text:style-name="P65">superficie</text:p></table:table-cell></table:table-row><table:table-row><table:table-cell table:style-name="salles.A2" office:value-type="string"><text:p text:style-name="P65">capacite</text:p></table:table-cell></table:table-row><table:table-row><table:table-cell table:style-name="salles.A2" office:value-type="string"><text:p text:style-name="P65">emplacement</text:p></table:table-cell></table:table-row><table:table-row><table:table-cell table:style-name="salles.A2" office:value-type="string"><text:p text:style-name="Table_20_Contents"/></table:table-cell></table:table-row><table:table-row><table:table-cell table:style-name="salles.A2" office:value-type="string"><text:p text:style-name="P65">date_creation</text:p></table:table-cell></table:table-row><table:table-row><table:table-cell table:style-name="salles.A2" office:value-type="string"><text:p text:style-name="P65">date_modification</text:p></table:table-cell></table:table-row><table:table-row><table:table-cell table:style-name="salles.A2" office:value-type="string"><text:p text:style-name="P65">id_user</text:p></table:table-cell></table:table-row></table:table></draw:text-box></draw:frame></text:p>
      <text:p text:style-name="P49"><draw:frame draw:style-name="fr1" draw:name="Frame12" text:anchor-type="paragraph" svg:x="8.588cm" svg:y="0.185cm" svg:width="6.967cm" draw:z-index="11"><draw:text-box fo:min-height="7.131cm"><table:table table:name="cours" table:style-name="cours"><table:table-column table:style-name="cours.A"/><table:table-row><table:table-cell table:style-name="cours.A1" office:value-type="string"><text:p text:style-name="P56">cours</text:p></table:table-cell></table:table-row><table:table-row><table:table-cell table:style-name="cours.A2" office:value-type="string"><text:p text:style-name="P66">id_cours</text:p></table:table-cell></table:table-row><table:table-row><table:table-cell table:style-name="cours.A2" office:value-type="string"><text:p text:style-name="P66">id_compo_formation</text:p></table:table-cell></table:table-row><table:table-row><table:table-cell table:style-name="cours.A2" office:value-type="string"><text:p text:style-name="P66">date</text:p></table:table-cell></table:table-row><table:table-row><table:table-cell table:style-name="cours.A2" office:value-type="string"><text:p text:style-name="P66">heure_debut</text:p></table:table-cell></table:table-row><table:table-row><table:table-cell table:style-name="cours.A2" office:value-type="string"><text:p text:style-name="P66">heure_fin</text:p></table:table-cell></table:table-row><table:table-row><table:table-cell table:style-name="cours.A2" office:value-type="string"><text:p text:style-name="P66">duree</text:p></table:table-cell></table:table-row><table:table-row><table:table-cell table:style-name="cours.A2" office:value-type="string"><text:p text:style-name="P66">id_salle</text:p></table:table-cell></table:table-row><table:table-row><table:table-cell table:style-name="cours.A2" office:value-type="string"><text:p text:style-name="P66">id_formateur</text:p></table:table-cell></table:table-row><table:table-row><table:table-cell table:style-name="cours.A2" office:value-type="string"><text:p text:style-name="P66">description_contenu</text:p></table:table-cell></table:table-row><table:table-row><table:table-cell table:style-name="cours.A2" office:value-type="string"><text:p text:style-name="P66"/></table:table-cell></table:table-row><table:table-row><table:table-cell table:style-name="cours.A2" office:value-type="string"><text:p text:style-name="P66">date_creation</text:p></table:table-cell></table:table-row><table:table-row><table:table-cell table:style-name="cours.A2" office:value-type="string"><text:p text:style-name="P66">date_modification</text:p></table:table-cell></table:table-row><table:table-row><table:table-cell table:style-name="cours.A2" office:value-type="string"><text:p text:style-name="P66">id_user</text:p></table:table-cell></table:table-row></table:table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draw:frame draw:style-name="fr1" draw:name="Frame13" text:anchor-type="paragraph" svg:x="0.122cm" svg:y="0.122cm" svg:width="7.285cm" draw:z-index="12"><draw:text-box fo:min-height="7.131cm"><table:table table:name="presence" table:style-name="presence"><table:table-column table:style-name="presence.A"/><table:table-row><table:table-cell table:style-name="presence.A1" office:value-type="string"><text:p text:style-name="P57">presence</text:p></table:table-cell></table:table-row><table:table-row><table:table-cell table:style-name="presence.A2" office:value-type="string"><text:p text:style-name="P68">id_eleve</text:p></table:table-cell></table:table-row><table:table-row><table:table-cell table:style-name="presence.A2" office:value-type="string"><text:p text:style-name="P68">id_cours</text:p></table:table-cell></table:table-row><table:table-row><table:table-cell table:style-name="presence.A2" office:value-type="string"><text:p text:style-name="P68">is_present</text:p></table:table-cell></table:table-row><table:table-row><table:table-cell table:style-name="presence.A2" office:value-type="string"><text:p text:style-name="P69">is_renvoye</text:p></table:table-cell></table:table-row><table:table-row><table:table-cell table:style-name="presence.A2" office:value-type="string"><text:p text:style-name="P69">heure_renvoie</text:p></table:table-cell></table:table-row><table:table-row><table:table-cell table:style-name="presence.A2" office:value-type="string"><text:p text:style-name="P71">raison</text:p></table:table-cell></table:table-row><table:table-row><table:table-cell table:style-name="presence.A2" office:value-type="string"><text:p text:style-name="P70">commentaire</text:p></table:table-cell></table:table-row><table:table-row><table:table-cell table:style-name="presence.A2" office:value-type="string"><text:p text:style-name="Table_20_Contents"/></table:table-cell></table:table-row><table:table-row><table:table-cell table:style-name="presence.A2" office:value-type="string"><text:p text:style-name="P70">date_creation</text:p></table:table-cell></table:table-row><table:table-row><table:table-cell table:style-name="presence.A2" office:value-type="string"><text:p text:style-name="P70">date_modification</text:p></table:table-cell></table:table-row><table:table-row><table:table-cell table:style-name="presence.A2" office:value-type="string"><text:p text:style-name="P70">id_user</text:p></table:table-cell></table:table-row></table:table></draw:text-box></draw:frame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8-01-04T21:29:17.082926431</dc:date>
    <meta:editing-duration>PT4H44M18S</meta:editing-duration>
    <meta:editing-cycles>77</meta:editing-cycles>
    <meta:document-statistic meta:table-count="14" meta:image-count="0" meta:object-count="0" meta:page-count="3" meta:paragraph-count="168" meta:word-count="168" meta:character-count="1705" meta:non-whitespace-character-count="1705"/>
  </office:meta>
</office:document-meta>
</file>